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5.979cm" table:align="left"/>
    </style:style>
    <style:style style:name="Tableau1.A" style:family="table-column">
      <style:table-column-properties style:column-width="8.387cm"/>
    </style:style>
    <style:style style:name="Tableau1.B" style:family="table-column">
      <style:table-column-properties style:column-width="0.399cm"/>
    </style:style>
    <style:style style:name="Tableau1.C" style:family="table-column">
      <style:table-column-properties style:column-width="6.503cm"/>
    </style:style>
    <style:style style:name="Tableau1.D" style:family="table-column">
      <style:table-column-properties style:column-width="0.69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 </text:p>
      <text:p text:style-name="P1">accueil : <text:span text:style-name="T1">des conseils pour maintenir l'équilibre et le bien-être de son chien </text:span></text:p>
      <text:p text:style-name="P1">Meta <text:span text:style-name="T1">: votre chien est stressé ? Il existe des solutions à son inquiétude ! Thérapies douces et phéromones </text:span></text:p>
      <text:p text:style-name="P2"/>
      <text:p text:style-name="P1"><text:span text:style-name="T1">page </text:span>acuponcture</text:p>
      <text:p text:style-name="P1">title <text:span text:style-name="T1">: l'acunponcture canine : un adjuvant précieux pour calmer son chien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<text:span text:style-name="T2">Meta </text:span>: acuponcture pour chien : une therapie douce qui soigne anxiété et maladies,des bénéfices rapides <text:s/>pour son animal. </text:p>
            <text:p text:style-name="Table_20_Contents"/>
            <text:p text:style-name="P3">Actu acuponcture</text:p>
            <text:p text:style-name="P3"><text:span text:style-name="T2">title</text:span> ok</text:p>
            <text:p text:style-name="P3"><text:span text:style-name="T2">meta </text:span>: Videos et explications de veterinaires sur la pose d'aiguilles sur les chiens et les résultats : soulagement et apaisement rapides </text:p>
            <text:p text:style-name="P3"/>
            <text:p text:style-name="Table_20_Contents">page osteo</text:p>
            <text:p text:style-name="Table_20_Contents"><text:span text:style-name="T2">title </text:span>: pourquoi tester l’ostéopathie sur un chien stresse, malade, fatigué.AA</text:p>
            <text:p text:style-name="Table_20_Contents"><text:span text:style-name="T2">Meta </text:span>: <text:span text:style-name="T3">une technique indolore, pratiquée par des spécialistes, <text:s/>destinée a calmer stress, angoisse et douleurs de votre compagnon</text:span></text:p>
            <text:p text:style-name="Table_20_Contents">. </text:p>
            <text:p text:style-name="Table_20_Contents">actu chien hurle</text:p>
            <text:p text:style-name="Table_20_Contents">title : ok</text:p>
            <text:p text:style-name="Table_20_Contents"><text:span text:style-name="T2">meta </text:span>:<text:span text:style-name="T3"> l'anxiété de la séparation est difficile à supporter pour votre compagnon. Quelques conseils pour vous aider à diminuer son stress</text:span></text:p>
            <text:p text:style-name="Table_20_Contents"/>
            <text:p text:style-name="Table_20_Contents">produits pheromones</text:p>
            <text:p text:style-name="Table_20_Contents"><text:span text:style-name="T2">title </text:span>: pheromones en collier, spray, diffuseur soulagent l'angoisse canine</text:p>
            <text:p text:style-name="Table_20_Contents"><text:span text:style-name="T2">meta </text:span>: <text:span text:style-name="T3">selon le type d'anxiété vecue par votre chien, tournez vous vers le mode de diffusion le plus adapté, il existe sous 3 formes</text:span></text:p>
            <text:p text:style-name="Table_20_Contents"/>
            <text:p text:style-name="P3">ce que nos chiens pensent de nous</text:p>
            <text:p text:style-name="P3">title : ok</text:p>
            <text:p text:style-name="P3"><text:span text:style-name="T2">meta </text:span>: anthropomorphisme ou non quand nous pretondons que notre chien sourit ? Voulez vous vraiment savoir ce que nos compagnons ont ans la tete ?</text:p>
            <text:p text:style-name="Table_20_Contents"/>
            <text:p text:style-name="Table_20_Contents">Comme un toutou ds eua</text:p>
            <text:p text:style-name="Table_20_Contents">title : ok</text:p>
            <text:p text:style-name="Table_20_Contents"><text:span text:style-name="T2">meta </text:span>: <text:span text:style-name="T3">pensez à la natation pour détendre votre <text:s/>ami a 4 pattes et le socialiser : chez vous ou en extérieur ?</text:span></text:p>
            <text:p text:style-name="Table_20_Contents"><text:s/></text:p>
            <text:p text:style-name="Table_20_Contents">hypnose page</text:p>
            <text:p text:style-name="Table_20_Contents"><text:span text:style-name="T2">title </text:span>: <text:s/>l'hypnose canine pour lutter contre la <text:soft-page-break/>douleur et l'anxiété</text:p>
            <text:p text:style-name="Table_20_Contents"><text:span text:style-name="T2">meta </text:span>: <text:s/><text:span text:style-name="T3">angoisses à calmer ou <text:s/>peurs irraisonnées destabilisent le chien. Tentez l'hypnose, à pratiquer vous même ou à faire pratiquer.</text:span> </text:p>
            <text:p text:style-name="Table_20_Contents"/>
            <text:p text:style-name="Table_20_Contents"/>
            <text:p text:style-name="Table_20_Contents">Page massage</text:p>
            <text:p text:style-name="Table_20_Contents"><text:span text:style-name="T2">title </text:span>: vous savez masser ? Testez ce geste pour relaxer votre chien !</text:p>
            <text:p text:style-name="Table_20_Contents"><text:span text:style-name="T2">Meta </text:span>:<text:span text:style-name="T5">votre chien est fatigué ou anxieux ? Un petit massage pour le relaxer. A faire pratiquer plutot par des spécialistes ! </text:span></text:p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</table:table>
      <text:p text:style-name="P2">Doga</text:p>
      <text:p text:style-name="P1">title<text:span text:style-name="T1"> doga vous connaissez ? A pratiquer avec votre compagnon à 4 pattes !</text:span></text:p>
      <text:p text:style-name="P1">Meta <text:span text:style-name="T1">: </text:span><text:span text:style-name="T4">relaxation et détente font aussi du bien à nos compagnons : allons pratiquer avec eux le doga  pour renforcer les liens chien/ mait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g clouet</meta:initial-creator>
    <meta:creation-date>2014-12-03T18:23:06.47</meta:creation-date>
    <dc:date>2014-12-04T19:08:24.16</dc:date>
    <dc:creator>mg clouet</dc:creator>
    <meta:editing-duration>PT6H44M48S</meta:editing-duration>
    <meta:editing-cycles>2</meta:editing-cycles>
    <meta:generator>OpenOffice/4.1.1$Win32 OpenOffice.org_project/411m6$Build-9775</meta:generator>
    <meta:document-statistic meta:table-count="1" meta:image-count="0" meta:object-count="0" meta:page-count="2" meta:paragraph-count="35" meta:word-count="369" meta:character-count="2148"/>
  </office:meta>
</office:document-meta>
</file>